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89870_3" table:style-name="ta1"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44 kWh</text:p>
          </table:table-cell>
          <table:table-cell office:value-type="float" office:value="838.51" calcext:value-type="float">
            <text:p>838.51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9.49" calcext:value-type="float">
            <text:p>9.4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958.06" calcext:value-type="float">
            <text:p>958.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174 kWh</text:p>
          </table:table-cell>
          <table:table-cell office:value-type="float" office:value="1056.4" calcext:value-type="float">
            <text:p>1056.4</text:p>
          </table:table-cell>
          <table:table-cell office:value-type="string" calcext:value-type="string">
            <text:p>16-12-2017</text:p>
          </table:table-cell>
          <table:table-cell office:value-type="string" calcext:value-type="string">
            <text:p>15-01-2018</text:p>
          </table:table-cell>
          <table:table-cell office:value-type="float" office:value="12.23" calcext:value-type="float">
            <text:p>12.2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35.63" calcext:value-type="float">
            <text:p>1235.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164 kWh</text:p>
          </table:table-cell>
          <table:table-cell office:value-type="float" office:value="979.58" calcext:value-type="float">
            <text:p>979.58</text:p>
          </table:table-cell>
          <table:table-cell office:value-type="string" calcext:value-type="string">
            <text:p>14-11-2017</text:p>
          </table:table-cell>
          <table:table-cell office:value-type="string" calcext:value-type="string">
            <text:p>16-12-2017</text:p>
          </table:table-cell>
          <table:table-cell office:value-type="float" office:value="11.46" calcext:value-type="float">
            <text:p>11.4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57.36" calcext:value-type="float">
            <text:p>1157.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86.6" calcext:value-type="float">
            <text:p>86.6</text:p>
          </table:table-cell>
          <table:table-cell office:value-type="string" calcext:value-type="string">
            <text:p>165 kWh</text:p>
          </table:table-cell>
          <table:table-cell office:value-type="float" office:value="982.6" calcext:value-type="float">
            <text:p>982.6</text:p>
          </table:table-cell>
          <table:table-cell office:value-type="string" calcext:value-type="string">
            <text:p>14-10-2017</text:p>
          </table:table-cell>
          <table:table-cell office:value-type="string" calcext:value-type="string">
            <text:p>14-11-2017</text:p>
          </table:table-cell>
          <table:table-cell office:value-type="float" office:value="11.48" calcext:value-type="float">
            <text:p>11.4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59.71" calcext:value-type="float">
            <text:p>1159.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154 kWh</text:p>
          </table:table-cell>
          <table:table-cell office:value-type="float" office:value="899.57" calcext:value-type="float">
            <text:p>899.57</text:p>
          </table:table-cell>
          <table:table-cell office:value-type="string" calcext:value-type="string">
            <text:p>13-09-2017</text:p>
          </table:table-cell>
          <table:table-cell office:value-type="string" calcext:value-type="string">
            <text:p>14-10-2017</text:p>
          </table:table-cell>
          <table:table-cell office:value-type="float" office:value="5.63" calcext:value-type="float">
            <text:p>5.63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476.06" calcext:value-type="float">
            <text:p>-476.06</text:p>
          </table:table-cell>
          <table:table-cell office:value-type="string" calcext:value-type="string">
            <text:p>T-0</text:p>
          </table:table-cell>
          <table:table-cell office:value-type="float" office:value="568.92" calcext:value-type="float">
            <text:p>568.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45 kWh</text:p>
          </table:table-cell>
          <table:table-cell office:value-type="float" office:value="829.29" calcext:value-type="float">
            <text:p>829.29</text:p>
          </table:table-cell>
          <table:table-cell office:value-type="string" calcext:value-type="string">
            <text:p>15-08-2017</text:p>
          </table:table-cell>
          <table:table-cell office:value-type="string" calcext:value-type="string">
            <text:p>13-09-2017</text:p>
          </table:table-cell>
          <table:table-cell office:value-type="float" office:value="4.74" calcext:value-type="float">
            <text:p>4.74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438.01" calcext:value-type="float">
            <text:p>-438.01</text:p>
          </table:table-cell>
          <table:table-cell office:value-type="string" calcext:value-type="string">
            <text:p>T-0</text:p>
          </table:table-cell>
          <table:table-cell office:value-type="float" office:value="478.81" calcext:value-type="float">
            <text:p>478.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78 kWh</text:p>
          </table:table-cell>
          <table:table-cell office:value-type="float" office:value="1063.41" calcext:value-type="float">
            <text:p>1063.41</text:p>
          </table:table-cell>
          <table:table-cell office:value-type="string" calcext:value-type="string">
            <text:p>14-07-2017</text:p>
          </table:table-cell>
          <table:table-cell office:value-type="string" calcext:value-type="string">
            <text:p>15-08-2017</text:p>
          </table:table-cell>
          <table:table-cell office:value-type="float" office:value="12.27" calcext:value-type="float">
            <text:p>12.2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39.3" calcext:value-type="float">
            <text:p>1239.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167 kWh</text:p>
          </table:table-cell>
          <table:table-cell office:value-type="float" office:value="980.88" calcext:value-type="float">
            <text:p>980.88</text:p>
          </table:table-cell>
          <table:table-cell office:value-type="string" calcext:value-type="string">
            <text:p>14-06-2017</text:p>
          </table:table-cell>
          <table:table-cell office:value-type="string" calcext:value-type="string">
            <text:p>14-07-2017</text:p>
          </table:table-cell>
          <table:table-cell office:value-type="float" office:value="11.44" calcext:value-type="float">
            <text:p>11.4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55.27" calcext:value-type="float">
            <text:p>1155.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171 kWh</text:p>
          </table:table-cell>
          <table:table-cell office:value-type="float" office:value="995.11" calcext:value-type="float">
            <text:p>995.11</text:p>
          </table:table-cell>
          <table:table-cell office:value-type="string" calcext:value-type="string">
            <text:p>15-05-2017</text:p>
          </table:table-cell>
          <table:table-cell office:value-type="string" calcext:value-type="string">
            <text:p>14-06-2017</text:p>
          </table:table-cell>
          <table:table-cell office:value-type="float" office:value="11.57" calcext:value-type="float">
            <text:p>11.5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68.95" calcext:value-type="float">
            <text:p>1168.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99 kWh</text:p>
          </table:table-cell>
          <table:table-cell office:value-type="float" office:value="1172.38" calcext:value-type="float">
            <text:p>1172.38</text:p>
          </table:table-cell>
          <table:table-cell office:value-type="string" calcext:value-type="string">
            <text:p>15-04-2017</text:p>
          </table:table-cell>
          <table:table-cell office:value-type="string" calcext:value-type="string">
            <text:p>15-05-2017</text:p>
          </table:table-cell>
          <table:table-cell office:value-type="float" office:value="13.35" calcext:value-type="float">
            <text:p>13.3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48.2" calcext:value-type="float">
            <text:p>1348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86.66" calcext:value-type="float">
            <text:p>86.66</text:p>
          </table:table-cell>
          <table:table-cell office:value-type="string" calcext:value-type="string">
            <text:p>221 kWh</text:p>
          </table:table-cell>
          <table:table-cell office:value-type="float" office:value="1318.38" calcext:value-type="float">
            <text:p>1318.38</text:p>
          </table:table-cell>
          <table:table-cell office:value-type="string" calcext:value-type="string">
            <text:p>15-03-2017</text:p>
          </table:table-cell>
          <table:table-cell office:value-type="string" calcext:value-type="string">
            <text:p>15-04-2017</text:p>
          </table:table-cell>
          <table:table-cell office:value-type="float" office:value="14.8" calcext:value-type="float">
            <text:p>14.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494.97" calcext:value-type="float">
            <text:p>1494.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193 kWh</text:p>
          </table:table-cell>
          <table:table-cell office:value-type="float" office:value="1121.81" calcext:value-type="float">
            <text:p>1121.81</text:p>
          </table:table-cell>
          <table:table-cell office:value-type="string" calcext:value-type="string">
            <text:p>12-02-2017</text:p>
          </table:table-cell>
          <table:table-cell office:value-type="string" calcext:value-type="string">
            <text:p>15-03-2017</text:p>
          </table:table-cell>
          <table:table-cell office:value-type="float" office:value="12.83" calcext:value-type="float">
            <text:p>12.83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95.79" calcext:value-type="float">
            <text:p>1295.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5:33:55.325000000</meta:creation-date>
    <dc:date>2018-03-27T15:40:43.044000000</dc:date>
    <meta:editing-duration>PT6M48S</meta:editing-duration>
    <meta:editing-cycles>1</meta:editing-cycles>
    <meta:document-statistic meta:table-count="1" meta:cell-count="138" meta:object-count="0"/>
    <meta:generator>LibreOffice/5.3.4.2$Windows_x86 LibreOffice_project/f82d347ccc0be322489bf7da61d7e4ad13fe2ff3</meta:generator>
  </office:meta>
</office:document-meta>
</file>